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officeooo:rsid="000f53cf" officeooo:paragraph-rsid="000f53cf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Times New Roman" fo:font-size="12pt" officeooo:rsid="0010ee0c" officeooo:paragraph-rsid="0007a51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04a5e" officeooo:paragraph-rsid="00104a5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f53cf" officeooo:paragraph-rsid="000f53c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17757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04a5e" officeooo:paragraph-rsid="00104a5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29ebb" officeooo:paragraph-rsid="00129ebb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29ebb" officeooo:paragraph-rsid="00129ebb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officeooo:rsid="00129ebb" officeooo:paragraph-rsid="00129eb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font-weight="bold" officeooo:rsid="00129ebb" officeooo:paragraph-rsid="00129ebb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4c1c"/>
    </style:style>
    <style:style style:name="T3" style:family="text">
      <style:text-properties officeooo:rsid="00129ebb"/>
    </style:style>
    <style:style style:name="T4" style:family="text">
      <style:text-properties style:font-name="Times New Roman" fo:font-size="12pt" fo:font-weight="normal" officeooo:rsid="00117757" style:font-size-asian="10.5pt" style:font-weight-asian="normal" style:font-size-complex="12pt" style:font-weight-complex="normal"/>
    </style:style>
    <style:style style:name="T5" style:family="text">
      <style:text-properties style:font-name="Times New Roman" fo:font-size="12pt" fo:font-weight="normal" officeooo:rsid="00129ebb" style:font-size-asian="10.5pt" style:font-weight-asian="normal" style:font-size-complex="12pt" style:font-weight-complex="normal"/>
    </style:style>
    <style:style style:name="T6" style:family="text">
      <style:text-properties officeooo:rsid="0013a018"/>
    </style:style>
    <style:style style:name="T7" style:family="text">
      <style:text-properties officeooo:rsid="00151f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"/>
      <text:p text:style-name="P3">Atividade APS – 2020.2</text:p>
      <text:p text:style-name="P3">Professor Jefferson de Carvalho</text:p>
      <text:p text:style-name="P3"/>
      <text:p text:style-name="P2"><text:span text:style-name="T2">A</text:span>tividade 0<text:span text:style-name="T3">5</text:span></text:p>
      <text:p text:style-name="P2"/>
      <text:p text:style-name="P4">Dado o sistema implementado na Atividade 02 (Sistema de Locadora), crie <text:span text:style-name="T3">usando qualquer ferramenta UML, os seguintes diagramas:</text:span></text:p>
      <text:p text:style-name="P4"/>
      <text:p text:style-name="P12">Diagrama de Caso de Uso</text:p>
      <text:p text:style-name="P12"/>
      <text:list xml:id="list3346242463" text:style-name="L1">
        <text:list-item>
          <text:p text:style-name="P10">Pelo menos três atores;</text:p>
        </text:list-item>
        <text:list-item>
          <text:p text:style-name="P10">Pelo menos dois pacotes;</text:p>
        </text:list-item>
        <text:list-item>
          <text:p text:style-name="P10">Pelos menos oito casos de uso.</text:p>
        </text:list-item>
      </text:list>
      <text:p text:style-name="P9"/>
      <text:p text:style-name="P12">Diagrama de Classe</text:p>
      <text:p text:style-name="P12"/>
      <text:list xml:id="list3385998057" text:style-name="L2">
        <text:list-item>
          <text:p text:style-name="P11">Pelo menos oito classes sendo:</text:p>
          <text:list>
            <text:list-item>
              <text:p text:style-name="P11">Uma das classes Abstrata;</text:p>
            </text:list-item>
            <text:list-item>
              <text:p text:style-name="P11">Campos (variáveis) com suas visibilidades (público, protegido, privado);</text:p>
            </text:list-item>
            <text:list-item>
              <text:p text:style-name="P11">Métodos com suas visibilidades.</text:p>
              <text:p text:style-name="P11"/>
            </text:list-item>
          </text:list>
        </text:list-item>
        <text:list-item>
          <text:p text:style-name="P11">Relacionamentos entre as classes:</text:p>
          <text:list>
            <text:list-item>
              <text:p text:style-name="P11">Pelo menos duas heranças;</text:p>
            </text:list-item>
            <text:list-item>
              <text:p text:style-name="P11">Pelo menos uma agregação e/ou composição</text:p>
            </text:list-item>
          </text:list>
        </text:list-item>
      </text:list>
      <text:p text:style-name="P4"/>
      <text:p text:style-name="P9">Gere os diagramas (e o código fonte dos diagramas se tiver usando o PLANTUML ou o arquivo-fonte da ferramenta que você usou para gerar os diagramas, como o ASTAH). </text:p>
      <text:p text:style-name="P9"/>
      <text:p text:style-name="P9">Os diagramas podem ser salvos como imagem ou um PDF.</text:p>
      <text:p text:style-name="P9"/>
      <text:p text:style-name="P9">Compacte todos os arquivos <text:span text:style-name="T6">(FORMATO ZIP ou RAR ou TAR)</text:span> e envie para o SIPPA, atividade A05. Verifiq<text:span text:style-name="T7">ue se o arquivo enviado é VÁLIDO.</text:span></text:p>
      <text:p text:style-name="P9"/>
      <text:p text:style-name="P9">O trabalho é <text:span text:style-name="T1">individual</text:span></text:p>
      <text:p text:style-name="P4"/>
      <text:p text:style-name="P7"><text:span text:style-name="T4">PRAZO: </text:span><text:span text:style-name="T5">14</text:span><text:span text:style-name="T4">/0</text:span><text:span text:style-name="T5">2</text:span><text:span text:style-name="T4">/2021</text:span></text:p>
      <text:p text:style-name="P2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efferson Silva</meta:initial-creator>
    <meta:creation-date>2010-10-28T14:51:26</meta:creation-date>
    <dc:date>2021-02-04T09:30:16.952000000</dc:date>
    <meta:editing-duration>PT6H47M13S</meta:editing-duration>
    <meta:editing-cycles>8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2" meta:word-count="164" meta:character-count="965" meta:non-whitespace-character-count="831"/>
  </office:meta>
</office:document-meta>
</file>